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7" style:family="paragraph" style:parent-style-name="Table_20_Contents">
      <style:text-properties style:font-name="Garamond" fo:font-size="12pt" style:font-size-asian="12pt" style:font-size-complex="12pt"/>
    </style:style>
    <style:style style:name="P18" style:family="paragraph" style:parent-style-name="Table_20_Contents">
      <style:text-properties style:font-name="Garamond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27" style:family="paragraph" style:parent-style-name="Table_20_Contents">
      <style:text-properties style:font-name="Garamond" fo:font-size="8pt" fo:font-weight="bold" officeooo:paragraph-rsid="000131a7" style:font-size-asian="8pt" style:font-weight-asian="bold" style:font-size-complex="8pt" style:font-weight-complex="bold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text-position="super 65%" style:font-name="Garamond" fo:font-size="10pt" style:font-size-asian="10pt" style:font-size-complex="10pt"/>
    </style:style>
    <style:style style:name="T9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0" style:family="text">
      <style:text-properties officeooo:rsid="000131a7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Project Name</text:p>
          </table:table-cell>
          <table:table-cell table:style-name="Table1.A1" office:value-type="string">
            <text:p text:style-name="P17">UTut</text:p>
          </table:table-cell>
          <table:table-cell table:style-name="Table1.A1" office:value-type="string">
            <text:p text:style-name="P17">Project ID</text:p>
            <text:p text:style-name="P18">(if applicable)</text:p>
          </table:table-cell>
          <table:table-cell table:style-name="Table1.D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Beta-testing <text:s/>Date</text:p>
          </table:table-cell>
          <table:table-cell table:style-name="Table1.D1" table:number-columns-spanned="3" office:value-type="string">
            <text:p text:style-name="P17">May 16, 2018</text:p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3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0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Tester's Name:</text:p>
            <text:p text:style-name="P9">Axel Relays on</text:p>
            <text:p text:style-name="P9"/>
          </table:table-cell>
          <table:table-cell table:style-name="Table2.B1" office:value-type="string">
            <text:p text:style-name="P11">Year Level</text:p>
          </table:table-cell>
          <table:table-cell table:style-name="Table2.C1" table:number-rows-spanned="2" office:value-type="string">
            <text:p text:style-name="P11">Gender</text:p>
            <text:p text:style-name="P11">Male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4"><text:span text:style-name="Default_20_Paragraph_20_Font"><text:span text:style-name="T4">3</text:span></text:span><text:span text:style-name="Default_20_Paragraph_20_Font"><text:span text:style-name="T8">rd</text:span></text:span></text:p>
          </table:table-cell>
          <table:covered-table-cell/>
        </table:table-row>
      </table:table>
      <text:p text:style-name="P7"/>
      <text:p text:style-name="P13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9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2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19">User Acceptance Criteria</text:p>
          </table:table-cell>
          <table:table-cell table:style-name="Table3.A1" table:number-columns-spanned="2" office:value-type="string">
            <text:p text:style-name="P19">Compliance</text:p>
          </table:table-cell>
          <table:covered-table-cell/>
          <table:table-cell table:style-name="Table3.D1" table:number-rows-spanned="2" office:value-type="string">
            <text:p text:style-name="P19">Remarks</text:p>
          </table:table-cell>
        </table:table-row>
        <table:table-row>
          <table:covered-table-cell/>
          <table:table-cell table:style-name="Table3.B2" office:value-type="string">
            <text:p text:style-name="P20">Yes</text:p>
          </table:table-cell>
          <table:table-cell table:style-name="Table3.B2" office:value-type="string">
            <text:p text:style-name="P20">No</text:p>
          </table:table-cell>
          <table:covered-table-cell/>
        </table:table-row>
        <table:table-row>
          <table:table-cell table:style-name="Table3.B2" office:value-type="string">
            <text:p text:style-name="P21">Create User Account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Update Account Information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View Account Information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Sign in and sign out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Offer Tutorial (as Tutor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Search for Tutorial (as Tutee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Request Tutor (as Tutee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Accept/Reject Tutee (as Tutor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Write Review (as Tutee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19">Total</text:p>
          </table:table-cell>
          <table:table-cell table:style-name="Table3.B2" office:value-type="string">
            <text:p text:style-name="P20">9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1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4">System Usability Scale Standard Version</text:p>
          </table:table-cell>
          <table:table-cell table:style-name="Table4.B1" table:number-columns-spanned="5" office:value-type="string">
            <text:p text:style-name="P27"><text:span text:style-name="T10">S</text:span>trongly <text:s text:c="42"/><text:span text:style-name="T10">Strongly</text:span> <text:s text:c="3"/></text:p>
            <text:p text:style-name="P27"><text:span text:style-name="T10">Disagree</text:span> <text:s text:c="45"/><text:span text:style-name="T10">Agree</text:span> <text:s text:c="124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2">1</text:p>
          </table:table-cell>
          <table:table-cell table:style-name="Table4.B2" office:value-type="string">
            <text:p text:style-name="P22">2</text:p>
          </table:table-cell>
          <table:table-cell table:style-name="Table4.B2" office:value-type="string">
            <text:p text:style-name="P22">3</text:p>
          </table:table-cell>
          <table:table-cell table:style-name="Table4.B2" office:value-type="string">
            <text:p text:style-name="P22">4</text:p>
          </table:table-cell>
          <table:table-cell table:style-name="Table4.F2" office:value-type="string">
            <text:p text:style-name="P22">5</text:p>
          </table:table-cell>
        </table:table-row>
        <table:table-row>
          <table:table-cell table:style-name="Table4.B2" office:value-type="string">
            <text:p text:style-name="P23">1. <text:s/>I think that I would like to use this system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2. I found the system unnecessarily complex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3. <text:s/>I thought the system was easy to use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4. <text:s/>I think that I would need the support of a technical person to be able to use this system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5. <text:s/>I found the various functions in the system were well integrated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6. <text:s/>I thought where was too much inconsistency in this system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7. <text:s/>I would image that most people would learn to use this system very quickly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8. <text:s text:c="2"/>I found the system very cumbersome to use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9. <text:s text:c="2"/>I felt very confident using the system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10. <text:s/>I needed to learn a lot of things before I could get going with this system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5">For odd items: subtract one from the user response.</text:p>
      <text:list xml:id="list868797497401559287" text:style-name="L1">
        <text:list-item>
          <text:p text:style-name="P26">For odd items: subtract one from the user response.</text:p>
        </text:list-item>
        <text:list-item>
          <text:p text:style-name="P26">For even items: subtract the user response from 5.</text:p>
        </text:list-item>
        <text:list-item>
          <text:p text:style-name="P26">This scales all values from 0-4 (with 4 being the most positive response).</text:p>
        </text:list-item>
        <text:list-item>
          <text:p text:style-name="P26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6">SUS Score: 100</text:p>
      <text:p text:style-name="P5"/>
      <text:p text:style-name="Standard"><text:span text:style-name="Default_20_Paragraph_20_Font"><text:span text:style-name="T5">Tester's Comments:<text:line-break/></text:span></text:span><text:span text:style-name="Default_20_Paragraph_20_Font"><text:span text:style-name="T3">Sanae best gur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23T08:58:58.129255401</dc:date>
    <meta:print-date>2006-07-28T14:33:00Z</meta:print-date>
    <meta:editing-cycles>33</meta:editing-cycles>
    <meta:editing-duration>PT2H17M3S</meta:editing-duration>
    <meta:document-statistic meta:table-count="4" meta:image-count="0" meta:object-count="0" meta:page-count="2" meta:paragraph-count="85" meta:word-count="464" meta:character-count="2817" meta:non-whitespace-character-count="2202"/>
    <meta:template xlink:type="simple" xlink:actuate="onRequest" xlink:title="" xlink:href="Normal"/>
  </office:meta>
</office:document-meta>
</file>